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style="italic" fo:font-weight="normal" officeooo:rsid="00017944" officeooo:paragraph-rsid="00017944" style:font-style-asian="italic" style:font-weight-asian="normal" style:font-style-complex="italic" style:font-weight-complex="normal"/>
    </style:style>
    <style:style style:name="T1" style:family="text">
      <style:text-properties fo:color="#00a933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ANSIBLE</text:h>
      <text:h text:style-name="Heading_20_3" text:outline-level="3">🔰 <text:span text:style-name="Strong_20_Emphasis">Nivel Principiante</text:span></text:h>
      <text:h text:style-name="Heading_20_4" text:outline-level="4"><text:span text:style-name="Strong_20_Emphasis"><text:span text:style-name="T1">1. Laboratorio: Primer Playbook con Ansible</text:span></text:span></text:h>
      <text:p text:style-name="Text_20_body"><text:span text:style-name="Strong_20_Emphasis"><text:span text:style-name="T1">Objetivo</text:span></text:span><text:span text:style-name="T1">: Aprender a instalar Ansible y ejecutar un playbook básico que cree un archivo en un host remoto.</text:span></text:p>
      <text:h text:style-name="Heading_20_4" text:outline-level="4"><text:span text:style-name="Strong_20_Emphasis"><text:span text:style-name="T1">2. Laboratorio: Inventario y Ad-Hoc Commands</text:span></text:span></text:h>
      <text:p text:style-name="Text_20_body"><text:span text:style-name="Strong_20_Emphasis"><text:span text:style-name="T1">Objetivo</text:span></text:span><text:span text:style-name="T1">: Comprender el uso de inventarios estáticos y dinámicos, además de ejecutar comandos ad-hoc para tareas comunes.</text:span></text:p>
      <text:h text:style-name="Heading_20_4" text:outline-level="4"><text:span text:style-name="Strong_20_Emphasis">3. Laboratorio: Variables y Facts</text:span></text:h>
      <text:p text:style-name="Text_20_body"><text:span text:style-name="Strong_20_Emphasis">Objetivo</text:span>: Introducir el uso de variables, <text:span text:style-name="Source_20_Text">ansible_facts</text:span>, y cómo personalizar tareas con base en la información del sistema remoto.</text:p>
      <text:p text:style-name="Horizontal_20_Line"/>
      <text:h text:style-name="Heading_20_3" text:outline-level="3">🧰 <text:span text:style-name="Strong_20_Emphasis">Nivel Intermedio</text:span></text:h>
      <text:h text:style-name="Heading_20_4" text:outline-level="4"><text:span text:style-name="Strong_20_Emphasis">4. Laboratorio: Roles en Ansible</text:span></text:h>
      <text:p text:style-name="Text_20_body"><text:span text:style-name="Strong_20_Emphasis">Objetivo</text:span>: Aprender a estructurar un proyecto Ansible usando roles reutilizables y organizados.</text:p>
      <text:h text:style-name="Heading_20_4" text:outline-level="4"><text:span text:style-name="Strong_20_Emphasis">5. Laboratorio: Templates con Jinja2</text:span></text:h>
      <text:p text:style-name="Text_20_body"><text:span text:style-name="Strong_20_Emphasis">Objetivo</text:span>: Generar archivos de configuración dinámicos utilizando plantillas <text:span text:style-name="Source_20_Text">.j2</text:span> y variables en tiempo de ejecución.</text:p>
      <text:h text:style-name="Heading_20_4" text:outline-level="4"><text:span text:style-name="Strong_20_Emphasis">6. Laboratorio: Handlers y Notificaciones</text:span></text:h>
      <text:p text:style-name="Text_20_body"><text:span text:style-name="Strong_20_Emphasis">Objetivo</text:span>: Implementar handlers que respondan a cambios, por ejemplo reiniciar servicios solo si se actualizó un archivo.</text:p>
      <text:h text:style-name="Heading_20_4" text:outline-level="4"><text:span text:style-name="Strong_20_Emphasis">7. Laboratorio: Control de Flujo y Condicionales</text:span></text:h>
      <text:p text:style-name="Text_20_body"><text:span text:style-name="Strong_20_Emphasis">Objetivo</text:span>: Utilizar <text:span text:style-name="Source_20_Text">when</text:span>, <text:span text:style-name="Source_20_Text">with_items</text:span>, <text:span text:style-name="Source_20_Text">block</text:span>, <text:span text:style-name="Source_20_Text">rescue</text:span>, y <text:span text:style-name="Source_20_Text">always</text:span> para controlar la ejecución de tareas de forma robusta.</text:p>
      <text:p text:style-name="Horizontal_20_Line"/>
      <text:h text:style-name="Heading_20_3" text:outline-level="3">🧠 <text:span text:style-name="Strong_20_Emphasis">Nivel Avanzado</text:span></text:h>
      <text:h text:style-name="Heading_20_4" text:outline-level="4"><text:span text:style-name="Strong_20_Emphasis">8. Laboratorio: Inventarios Dinámicos en la Nube</text:span></text:h>
      <text:p text:style-name="Text_20_body"><text:span text:style-name="Strong_20_Emphasis">Objetivo</text:span>: Configurar inventarios dinámicos para AWS, GCP o Azure, gestionando recursos en la nube con Ansible.</text:p>
      <text:h text:style-name="Heading_20_4" text:outline-level="4"><text:span text:style-name="Strong_20_Emphasis">9. Laboratorio: Ansible Vault y Gestión de Secretos</text:span></text:h>
      <text:p text:style-name="Text_20_body"><text:span text:style-name="Strong_20_Emphasis">Objetivo</text:span>: Aprender a proteger variables sensibles utilizando Ansible Vault y combinarlas en entornos productivos.</text:p>
      <text:h text:style-name="Heading_20_4" text:outline-level="4"><text:soft-page-break/><text:span text:style-name="Strong_20_Emphasis">10. Laboratorio: CI/CD con Ansible + GitLab/GitHub Actions</text:span></text:h>
      <text:p text:style-name="Text_20_body"><text:span text:style-name="Strong_20_Emphasis">Objetivo</text:span>: Integrar Ansible en pipelines de CI/CD para desplegar automáticamente en servidores tras cada <text:span text:style-name="Source_20_Text">push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8:42:57.858712790</meta:creation-date>
    <dc:date>2025-05-06T14:05:44.878246469</dc:date>
    <meta:editing-duration>PT27M49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24" meta:word-count="232" meta:character-count="1629" meta:non-whitespace-character-count="1421"/>
  </office:meta>
</office:document-meta>
</file>